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02/2023</text:p>
      <text:p text:style-name="P1"/>
      <text:p text:style-name="P1">Objectif:</text:p>
      <text:p text:style-name="P1"/>
      <text:p text:style-name="P1">Création d'une application basée sur l'écriture de contenu artistique. Ici nous ferons davantage la promotion de format cours d'écrits. Il s'agira avant tout de nouvelles courtes dans un premier temps (nombre de charactères non défini à ce jour).</text:p>
      <text:p text:style-name="P1"/>
      <text:p text:style-name="P1">L'application:</text:p>
      <text:p text:style-name="P1"/>
      <text:p text:style-name="P1">Le front-end sera codé sous react. Dans un premier temps, une version 1.0 sera mise en ligne.</text:p>
      <text:p text:style-name="P1">L'utilisateur de cette version disposera d'un login, d'un pseudonyme et aura la possiblité de poster ses écrits. Une fois la partie backend effective, l'application sera fonctionnelle. En v1.0. L'esthetique sera épurée et minimaliste. A l'avenir, elle devra être enrichie pour être cohérent avec l'aspect artistique.</text:p>
      <text:p text:style-name="P1"/>
      <text:p text:style-name="P1">Pour le back-end. Rien n"a encore été décidé.</text:p>
      <text:p text:style-name="P1"/>
      <text:p text:style-name="P1">Roadmap v1.0*:</text:p>
      <text:p text:style-name="P1"/>
      <text:p text:style-name="P1">Front-end react page acceuil&gt;&gt;&gt;&gt;page login&gt;&gt;&gt;&gt;page à propos&gt;&gt;&gt;&gt;responsive mobile&gt;&gt;&gt;&gt;Backend&gt;&gt;&gt;&gt;Esthetique du l'application</text:p>
      <text:p text:style-name="P1"/>
      <text:p text:style-name="P1">*Les informations peuvent être modifiés.</text:p>
      <text:p text:style-name="P1"/>
      <text:p text:style-name="P1"/>
      <text:p text:style-name="P1">Journal de bord:</text:p>
      <text:p text:style-name="P1"/>
      <text:p text:style-name="P1">25/02/2023</text:p>
      <text:p text:style-name="P1"/>
      <text:p text:style-name="P1">Création de la page home.</text:p>
      <text:p text:style-name="P1"/>
      <text:p text:style-name="P1">26/02/2023</text:p>
      <text:p text:style-name="P1"/>
      <text:p text:style-name="P1">-Debuggage du l'application.</text:p>
      <text:p text:style-name="P1">-Mise en place de la navbar beta</text:p>
      <text:p text:style-name="P1">-Connection des page</text:p>
      <text:p text:style-name="P1">-Mise en place du css beta de la navbar</text:p>
      <text:p text:style-name="P1"/>
      <text:p text:style-name="P1">Suite:</text:p>
      <text:p text:style-name="P1"/>
      <text:p text:style-name="P1">-CSS du body</text:p>
      <text:p text:style-name="P1">-Création d'un footer</text:p>
      <text:p text:style-name="P1">-Idée de logo pour la navbar et footer(WG?)</text:p>
      <text:p text:style-name="P1">-Création d'un formulaire d'inscription</text:p>
      <text:p text:style-name="P1"/>
      <text:p text:style-name="P1">27/02/2023</text:p>
      <text:p text:style-name="P1"/>
      <text:p text:style-name="P1">Réalisation</text:p>
      <text:p text:style-name="P1">-CSS du body</text:p>
      <text:p text:style-name="P1">-Création d'un footer</text:p>
      <text:p text:style-name="P1">-Création d'un formulaire d'inscription</text:p>
      <text:p text:style-name="P1"><text:soft-page-break/>Suite:</text:p>
      <text:p text:style-name="P1">-Idée de logo pour la navbar et footer(WG?)</text:p>
      <text:p text:style-name="P1">-Creer une page Inscription relié à la page Login</text:p>
      <text:p text:style-name="P1"/>
      <text:p text:style-name="P1">02/03/2023</text:p>
      <text:p text:style-name="P1"/>
      <text:p text:style-name="P1">Réalisation</text:p>
      <text:p text:style-name="P1">-Creer une page Inscription relié à la page Login</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
      <text:p text:style-name="P1">07/03/2023</text:p>
      <text:p text:style-name="P1"/>
      <text:p text:style-name="P1">Réalisation</text:p>
      <text:p text:style-name="P1">-Teste d'un background en damier sur la page home.</text:p>
      <text:p text:style-name="P1"/>
      <text:p text:style-name="P1">10/03/2023</text:p>
      <text:p text:style-name="P1"/>
      <text:p text:style-name="P1">Réalisation</text:p>
      <text:p text:style-name="P1">-Ajustement d'un background en damier sur l'ensemble des pages.</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Ajouter le logo wispergate en haut à gauche.</text:p>
      <text:p text:style-name="P1">-Ajouter une page àpropos sur l'histoire de l'application</text:p>
      <text:p text:style-name="P1"/>
      <text:p text:style-name="P1">12/03/2023</text:p>
      <text:p text:style-name="P1"/>
      <text:p text:style-name="P1">Réalisation</text:p>
      <text:p text:style-name="P1">-Ajouter le logo wispergate en haut à gauche.</text:p>
      <text:p text:style-name="P1"/>
      <text:p text:style-name="P1"/>
      <text:p text:style-name="P1">Suite:</text:p>
      <text:p text:style-name="P1"/>
      <text:p text:style-name="P1">Idées:</text:p>
      <text:p text:style-name="P1">-Interface anglais et français</text:p>
      <text:p text:style-name="P1">-Exploiter le theme des echecs ou des cartes à jouer.</text:p>
      <text:p text:style-name="P1">-Ajouter le logo d'une porte au centre</text:p>
      <text:p text:style-name="P1">-Ajouter une police plus stylée</text:p>
      <text:p text:style-name="P1"/>
      <text:p text:style-name="P1"/>
      <text:p text:style-name="P1"/>
      <text:p text:style-name="P1"/>
      <text:p text:style-name="P1"/>
      <text:p text:style-name="P1"/>
      <text:p text:style-name="P1"><text:soft-page-break/>13/03/2023</text:p>
      <text:p text:style-name="P1"/>
      <text:p text:style-name="P1">Réalisation</text:p>
      <text:p text:style-name="P1">--Ajout d'une police plus styl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8H56M46S</meta:editing-duration>
    <meta:editing-cycles>36</meta:editing-cycles>
    <meta:generator>OpenOffice/4.1.7$Win32 OpenOffice.org_project/417m1$Build-9800</meta:generator>
    <dc:date>2023-03-13T11:42:28.59</dc:date>
    <meta:document-statistic meta:table-count="0" meta:image-count="0" meta:object-count="0" meta:page-count="3" meta:paragraph-count="60" meta:word-count="362" meta:character-count="2382"/>
    <meta:user-defined meta:name="Info 1"/>
    <meta:user-defined meta:name="Info 2"/>
    <meta:user-defined meta:name="Info 3"/>
    <meta:user-defined meta:name="Info 4"/>
  </office:meta>
</office:document-meta>
</file>